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ConfigureableWebApplicationContext.getAutowireCapable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containsBeanDefini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addBeanFactoryPostProcessor( BeanFactoryPostProcesso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Resource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sOfType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isTypeMatch( String arg0 , Class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Defini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etParent( ApplicationContex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Message( String arg0 , Object [ ] arg1 , String arg2 , Locale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Message( String arg0 , Object [ ] arg1 , Locale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etNamespac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etServletConfig( ServletConfi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Typ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( String arg0 , Object [ ]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Aliase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addApplicationListener( ApplicationListen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NamesForType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Resourc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Paren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isPrototyp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NamesForType( Class arg0 , boolean arg1 , boolean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re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nchronizedConfigureableWebApplicationContext.setServletContext( ServletContex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containsLocalB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publishEvent( Application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containsB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etConfigLocations( String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isSinglet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( String arg0 , Class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Start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BeanDefini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etConfigLocation( String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SynchronizedConfigureableWeb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chronizedConfigureableWebApplicationContext.getBeansOfType( Class arg0 , boolean arg1 , boolean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registerShutdown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Message( MessageSourceResolvable arg0 , Loca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nfigureableWebApplicationContext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